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0000003702E9127B831E80D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.50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05cm" svg:height="19.005cm" svg:x="0.324cm" svg:y="1.055cm">
          <draw:image xlink:href="Pictures/1000000000000370000003702E9127B831E80DF7.png" xlink:type="simple" xlink:show="embed" xlink:actuate="onLoad" draw:mime-type="image/png">
            <text:p/>
          </draw:image>
        </draw:frame>
        <draw:polygon draw:style-name="gr2" draw:text-style-name="P2" draw:layer="layout" svg:width="0.904cm" svg:height="0.904cm" draw:transform="skewX (0.00226892802759259) rotate (0.822050077689329) translate (8.04348001654079cm 7.357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2) rotate (0.822050077689329) translate (5.94448001654079cm 5.158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7) rotate (0.822050077689329) translate (3.74548001654079cm 2.959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74) rotate (0.822050077689329) translate (10.2444800165408cm 7.358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7) rotate (0.822050077689329) translate (10.2454800165408cm 5.159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) rotate (0.822050077689329) translate (10.2464800165408cm 2.960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45) rotate (0.822050077689329) translate (12.3474800165408cm 7.361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74) rotate (0.822050077689329) translate (14.5484800165408cm 5.162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74) rotate (0.822050077689329) translate (12.3494800165408cm 9.563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9) rotate (0.822050077689329) translate (14.5504800165408cm 9.564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6) rotate (0.822050077689329) translate (16.7514800165408cm 9.565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6) rotate (0.822050077689329) translate (12.3524800165408cm 11.666445566037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9) rotate (0.822050077689329) translate (14.5534800165408cm 13.867445566037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8) rotate (0.822050077689329) translate (16.7544800165408cm 15.968445566037cm)" svg:viewBox="0 0 905 905" draw:points="0,560 0,339 342,339 342,0 563,0 564,340 905,340 905,562 564,561 564,905 342,905 342,561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18T14:02:05.827439826</meta:creation-date>
    <dc:date>2025-11-19T18:14:53.403151943</dc:date>
    <meta:editing-duration>P1DT4H12M43S</meta:editing-duration>
    <meta:editing-cycles>11</meta:editing-cycles>
    <meta:generator>LibreOffice/7.3.7.2$Linux_X86_64 LibreOffice_project/30$Build-2</meta:generator>
    <meta:document-statistic meta:object-count="15"/>
  </office:meta>
</office:document-meta>
</file>